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0E1B1ACF.png"/>
  <manifest:file-entry manifest:media-type="image/png" manifest:full-path="Pictures/10000000000003200000025871EEE600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outline1">
      <style:graphic-properties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color="#000000" fo:font-size="19pt" style:font-size-asian="19pt" style:font-size-complex="19pt"/>
    </style:style>
    <style:style style:name="P3" style:family="paragraph">
      <style:paragraph-properties fo:margin-left="0cm" fo:margin-right="0cm" fo:text-indent="-0.3cm"/>
      <style:text-properties fo:font-size="19pt" style:font-size-asian="19pt" style:font-size-complex="19pt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19pt" style:font-size-asian="19pt" style:font-size-complex="19pt"/>
    </style:style>
    <style:style style:name="T3" style:family="text">
      <style:text-properties fo:color="#000000" fo:font-size="19pt" style:text-underline-style="none" style:font-size-asian="19pt" style:font-size-complex="19pt"/>
    </style:style>
    <style:style style:name="T4" style:family="text">
      <style:text-properties fo:color="#000000" fo:font-size="19pt" style:text-underline-style="solid" style:text-underline-width="auto" style:text-underline-color="font-color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indworks Portal</text:span></text:p>
          </draw:text-box>
        </draw:frame>
        <draw:frame presentation:style-name="pr2" draw:text-style-name="P2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3">Überblick</text:span></text:p>
              </text:list-item>
              <text:list-item>
                <text:p text:style-name="P2"><text:span text:style-name="T2">Gegenüberstellung der Portale</text:span></text:p>
              </text:list-item>
              <text:list-item>
                <text:p text:style-name="P2"><text:span text:style-name="T2">neues Portal</text:span></text:p>
                <text:list>
                  <text:list-item>
                    <text:p text:style-name="P3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3"><text:span text:style-name="T2">gerichtete Suche</text:span></text:p>
                  </text:list-item>
                  <text:list-item>
                    <text:p text:style-name="P3"><text:span text:style-name="T2">Tests</text:span></text:p>
                  </text:list-item>
                  <text:list-item>
                    <text:p text:style-name="P3"><text:span text:style-name="T2">Erweiterungen</text:span></text:p>
                  </text:list-item>
                  <text:list-item>
                    <text:p text:style-name="P3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Überblick</text:span></text:p>
          </draw:text-box>
        </draw:frame>
        <draw:frame presentation:style-name="pr2" draw:text-style-name="P2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4">Überblick</text:span></text:p>
              </text:list-item>
              <text:list-item>
                <text:p text:style-name="P2"><text:span text:style-name="T2">Gegenüberstellung der Portale</text:span></text:p>
              </text:list-item>
              <text:list-item>
                <text:p text:style-name="P2"><text:span text:style-name="T2">neues Portal</text:span></text:p>
                <text:list>
                  <text:list-item>
                    <text:p text:style-name="P3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3"><text:span text:style-name="T2">gerichtete Suche</text:span></text:p>
                  </text:list-item>
                  <text:list-item>
                    <text:p text:style-name="P3"><text:span text:style-name="T2">Tests</text:span></text:p>
                  </text:list-item>
                  <text:list-item>
                    <text:p text:style-name="P3"><text:span text:style-name="T2">Erweiterungen</text:span></text:p>
                  </text:list-item>
                  <text:list-item>
                    <text:p text:style-name="P3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genüberstellung der Portale</text:span></text:p>
          </draw:text-box>
        </draw:frame>
        <draw:frame presentation:style-name="pr2" draw:text-style-name="P2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Überblick</text:span></text:p>
              </text:list-item>
              <text:list-item>
                <text:p text:style-name="P2"><text:span text:style-name="T4">Gegenüberstellung der Portale</text:span></text:p>
              </text:list-item>
              <text:list-item>
                <text:p text:style-name="P2"><text:span text:style-name="T2">neues Portal</text:span></text:p>
                <text:list>
                  <text:list-item>
                    <text:p text:style-name="P3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3"><text:span text:style-name="T2">gerichtete Suche</text:span></text:p>
                  </text:list-item>
                  <text:list-item>
                    <text:p text:style-name="P3"><text:span text:style-name="T2">Tests</text:span></text:p>
                  </text:list-item>
                  <text:list-item>
                    <text:p text:style-name="P3"><text:span text:style-name="T2">Erweiterungen</text:span></text:p>
                  </text:list-item>
                  <text:list-item>
                    <text:p text:style-name="P3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inpflege/Aufwand</text:span></text:p>
          </draw:text-box>
        </draw:frame>
        <draw:frame presentation:style-name="pr2" draw:text-style-name="P2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Überblick</text:span></text:p>
              </text:list-item>
              <text:list-item>
                <text:p text:style-name="P2"><text:span text:style-name="T2">Gegenüberstellung der Portale</text:span></text:p>
              </text:list-item>
              <text:list-item>
                <text:p text:style-name="P2"><text:span text:style-name="T2">neues Portal</text:span></text:p>
                <text:list>
                  <text:list-item>
                    <text:p text:style-name="P3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3"><text:span text:style-name="T2">gerichtete Suche</text:span></text:p>
                  </text:list-item>
                  <text:list-item>
                    <text:p text:style-name="P3"><text:span text:style-name="T2">Tests</text:span></text:p>
                  </text:list-item>
                  <text:list-item>
                    <text:p text:style-name="P3"><text:span text:style-name="T2">Erweiterungen</text:span></text:p>
                  </text:list-item>
                  <text:list-item>
                    <text:p text:style-name="P3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gerichtete Suche</text:span></text:p>
          </draw:text-box>
        </draw:frame>
        <draw:frame presentation:style-name="pr2" draw:text-style-name="P2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Überblick</text:span></text:p>
              </text:list-item>
              <text:list-item>
                <text:p text:style-name="P2"><text:span text:style-name="T2">Gegenüberstellung der Portale</text:span></text:p>
              </text:list-item>
              <text:list-item>
                <text:p text:style-name="P2"><text:span text:style-name="T2">neues Portal</text:span></text:p>
                <text:list>
                  <text:list-item>
                    <text:p text:style-name="P3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3"><text:span text:style-name="T4">gerichtete Suche</text:span></text:p>
                  </text:list-item>
                  <text:list-item>
                    <text:p text:style-name="P3"><text:span text:style-name="T2">Tests</text:span></text:p>
                  </text:list-item>
                  <text:list-item>
                    <text:p text:style-name="P3"><text:span text:style-name="T2">Erweiterungen</text:span></text:p>
                  </text:list-item>
                  <text:list-item>
                    <text:p text:style-name="P3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Tests</text:span></text:p>
          </draw:text-box>
        </draw:frame>
        <draw:frame presentation:style-name="pr2" draw:text-style-name="P2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Überblick</text:span></text:p>
              </text:list-item>
              <text:list-item>
                <text:p text:style-name="P2"><text:span text:style-name="T2">Gegenüberstellung der Portale</text:span></text:p>
              </text:list-item>
              <text:list-item>
                <text:p text:style-name="P2"><text:span text:style-name="T2">neues Portal</text:span></text:p>
                <text:list>
                  <text:list-item>
                    <text:p text:style-name="P3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3"><text:span text:style-name="T2">gerichtete Suche</text:span></text:p>
                  </text:list-item>
                  <text:list-item>
                    <text:p text:style-name="P3"><text:span text:style-name="T4">Tests</text:span></text:p>
                  </text:list-item>
                  <text:list-item>
                    <text:p text:style-name="P3"><text:span text:style-name="T2">Erweiterungen</text:span></text:p>
                  </text:list-item>
                  <text:list-item>
                    <text:p text:style-name="P3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2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Überblick</text:span></text:p>
              </text:list-item>
              <text:list-item>
                <text:p text:style-name="P2"><text:span text:style-name="T2">Gegenüberstellung der Portale</text:span></text:p>
              </text:list-item>
              <text:list-item>
                <text:p text:style-name="P2"><text:span text:style-name="T2">neues Portal</text:span></text:p>
                <text:list>
                  <text:list-item>
                    <text:p text:style-name="P3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3"><text:span text:style-name="T2">gerichtete Suche</text:span></text:p>
                  </text:list-item>
                  <text:list-item>
                    <text:p text:style-name="P3"><text:span text:style-name="T2">Tests</text:span></text:p>
                  </text:list-item>
                  <text:list-item>
                    <text:p text:style-name="P3"><text:span text:style-name="T4">Erweiterungen</text:span></text:p>
                  </text:list-item>
                  <text:list-item>
                    <text:p text:style-name="P3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Ausblick</text:span></text:p>
          </draw:text-box>
        </draw:frame>
        <draw:frame presentation:style-name="pr2" draw:text-style-name="P2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Überblick</text:span></text:p>
              </text:list-item>
              <text:list-item>
                <text:p text:style-name="P2"><text:span text:style-name="T2">Gegenüberstellung der Portale</text:span></text:p>
              </text:list-item>
              <text:list-item>
                <text:p text:style-name="P2"><text:span text:style-name="T2">neues Portal</text:span></text:p>
                <text:list>
                  <text:list-item>
                    <text:p text:style-name="P3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3"><text:span text:style-name="T2">gerichtete Suche</text:span></text:p>
                  </text:list-item>
                  <text:list-item>
                    <text:p text:style-name="P3"><text:span text:style-name="T2">Tests</text:span></text:p>
                  </text:list-item>
                  <text:list-item>
                    <text:p text:style-name="P3"><text:span text:style-name="T2">Erweiterungen</text:span></text:p>
                  </text:list-item>
                  <text:list-item>
                    <text:p text:style-name="P3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blendscreen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8" draw:text-style-name="MP5" draw:layer="backgroundobjects" svg:width="6.497cm" svg:height="1.442cm" svg:x="1.5cm" svg:y="19.434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39cm" svg:height="1.442cm" svg:x="9.644cm" svg:y="19.434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497cm" svg:height="1.442cm" svg:x="20.102cm" svg:y="19.434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4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6T09:26:28.80</meta:creation-date>
    <meta:editing-duration>PT13M42S</meta:editing-duration>
    <meta:editing-cycles>6</meta:editing-cycles>
    <dc:date>2015-01-06T10:10:54.65</dc:date>
    <meta:generator>OpenOffice/4.1.0$Win32 OpenOffice.org_project/410m18$Build-9764</meta:generator>
    <meta:document-statistic meta:object-count="94"/>
  </office:meta>
</office:document-meta>
</file>